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8.79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none"/>
    </style:style>
    <style:style style:name="Tabella1.B2" style:family="table-cell">
      <style:table-cell-properties fo:padding="0.097cm" fo:border-left="0.05pt solid #000000" fo:border-right="0.05pt solid #000000" fo:border-top="none" fo:border-bottom="none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egoe UI" fo:font-size="14pt" fo:font-weight="bold" officeooo:rsid="000094fe" officeooo:paragraph-rsid="000094f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egoe UI" fo:font-weight="normal" officeooo:rsid="000094fe" officeooo:paragraph-rsid="000094fe" style:font-weight-asian="normal" style:font-weight-complex="normal"/>
    </style:style>
    <style:style style:name="P3" style:family="paragraph" style:parent-style-name="Standard" style:list-style-name="L1">
      <style:text-properties officeooo:paragraph-rsid="000094fe"/>
    </style:style>
    <style:style style:name="P4" style:family="paragraph" style:parent-style-name="Standard" style:list-style-name="L1">
      <style:text-properties officeooo:rsid="0003d9d5" officeooo:paragraph-rsid="0003d9d5"/>
    </style:style>
    <style:style style:name="P5" style:family="paragraph" style:parent-style-name="Standard" style:list-style-name="L1">
      <style:text-properties officeooo:rsid="000094fe" officeooo:paragraph-rsid="000094fe"/>
    </style:style>
    <style:style style:name="P6" style:family="paragraph" style:parent-style-name="Standard" style:list-style-name="L1">
      <style:text-properties fo:color="#000000" style:font-name="Segoe UI" fo:font-size="10pt" fo:font-style="normal" fo:font-weight="normal" officeooo:rsid="000094fe" officeooo:paragraph-rsid="000094fe" style:font-size-asian="12pt" style:font-style-asian="normal" style:font-weight-asian="normal" style:font-style-complex="normal" style:font-weight-complex="bold"/>
    </style:style>
    <style:style style:name="P7" style:family="paragraph" style:parent-style-name="Standard">
      <style:text-properties fo:color="#000000" style:font-name="Segoe UI" fo:font-size="10pt" fo:font-style="normal" fo:font-weight="normal" officeooo:rsid="000094fe" officeooo:paragraph-rsid="000094fe" style:font-size-asian="12pt" style:font-style-asian="normal" style:font-weight-asian="normal" style:font-style-complex="normal" style:font-weight-complex="bold"/>
    </style:style>
    <style:style style:name="P8" style:family="paragraph" style:parent-style-name="Standard" style:list-style-name="L2">
      <style:text-properties fo:color="#000000" style:font-name="Segoe UI" fo:font-size="10pt" fo:font-style="normal" fo:font-weight="normal" officeooo:rsid="00016e3b" officeooo:paragraph-rsid="00016e3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000000" style:font-name="Segoe UI" fo:font-size="10pt" fo:font-style="normal" fo:font-weight="bold" officeooo:rsid="000094fe" officeooo:paragraph-rsid="000094fe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 style:list-style-name="L2">
      <style:text-properties fo:color="#000000" style:font-name="Segoe UI" fo:font-size="10pt" fo:font-style="italic" fo:font-weight="normal" officeooo:rsid="00016e3b" officeooo:paragraph-rsid="00016e3b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text-properties fo:color="#000000" style:font-name="Segoe UI" fo:font-size="14pt" fo:font-style="normal" fo:font-weight="bold" officeooo:rsid="000094fe" officeooo:paragraph-rsid="000094fe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L2">
      <style:text-properties fo:color="#000000" style:font-name="Segoe UI" fo:font-size="8pt" fo:font-style="normal" fo:font-weight="normal" officeooo:rsid="0003d9d5" officeooo:paragraph-rsid="00084cda" style:font-size-asian="12pt" style:font-style-asian="normal" style:font-weight-asian="normal" style:font-style-complex="normal" style:font-weight-complex="bold"/>
    </style:style>
    <style:style style:name="P13" style:family="paragraph" style:parent-style-name="Standard" style:list-style-name="L2">
      <style:text-properties fo:color="#000000" style:font-name="Segoe UI" fo:font-size="8pt" fo:font-style="normal" fo:font-weight="normal" officeooo:rsid="000094fe" officeooo:paragraph-rsid="00084cda" style:font-size-asian="12pt" style:font-style-asian="normal" style:font-weight-asian="normal" style:font-size-complex="14pt" style:font-style-complex="normal" style:font-weight-complex="bold"/>
    </style:style>
    <style:style style:name="P14" style:family="paragraph" style:parent-style-name="Standard">
      <style:text-properties fo:color="#000000" style:font-name="Segoe UI" fo:font-size="8pt" fo:font-style="normal" fo:font-weight="normal" officeooo:rsid="000094fe" officeooo:paragraph-rsid="00084722" style:font-size-asian="12pt" style:font-style-asian="normal" style:font-weight-asian="normal" style:font-size-complex="14pt" style:font-style-complex="normal" style:font-weight-complex="bold"/>
    </style:style>
    <style:style style:name="P15" style:family="paragraph" style:parent-style-name="Standard">
      <style:text-properties fo:color="#000000" style:font-name="Segoe UI" fo:font-size="8pt" fo:font-style="normal" fo:font-weight="normal" officeooo:rsid="00016e3b" officeooo:paragraph-rsid="0005b7e8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 style:list-style-name="L2">
      <style:text-properties fo:color="#000000" style:font-name="Segoe UI" fo:font-size="8pt" fo:font-style="italic" fo:font-weight="normal" officeooo:rsid="0002b276" officeooo:paragraph-rsid="00084722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 style:list-style-name="L2">
      <style:text-properties fo:font-size="10pt" fo:font-weight="normal" officeooo:rsid="00016e3b" officeooo:paragraph-rsid="00016e3b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text-properties fo:font-size="10pt" fo:font-style="italic" fo:font-weight="normal" officeooo:rsid="00016e3b" officeooo:paragraph-rsid="00016e3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list-style-name="L2">
      <style:text-properties fo:font-size="10pt" fo:font-style="italic" fo:font-weight="normal" officeooo:rsid="0002b276" officeooo:paragraph-rsid="0002b276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0pt" fo:font-style="italic" fo:font-weight="normal" officeooo:rsid="0002b276" officeooo:paragraph-rsid="0002b276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 style:list-style-name="L2">
      <style:text-properties fo:font-size="8pt" officeooo:rsid="000094fe" officeooo:paragraph-rsid="00084722"/>
    </style:style>
    <style:style style:name="P22" style:family="paragraph" style:parent-style-name="Standard" style:list-style-name="L2">
      <style:text-properties fo:font-size="8pt" officeooo:rsid="000094fe" officeooo:paragraph-rsid="00084cda"/>
    </style:style>
    <style:style style:name="P23" style:family="paragraph" style:parent-style-name="Standard">
      <style:text-properties fo:font-size="8pt" officeooo:rsid="000094fe" officeooo:paragraph-rsid="00084722"/>
    </style:style>
    <style:style style:name="P24" style:family="paragraph" style:parent-style-name="Standard">
      <style:text-properties fo:font-size="8pt" fo:font-weight="normal" officeooo:rsid="00016e3b" officeooo:paragraph-rsid="00084722" style:font-size-asian="8pt" style:font-weight-asian="normal" style:font-size-complex="8pt" style:font-weight-complex="normal"/>
    </style:style>
    <style:style style:name="P25" style:family="paragraph" style:parent-style-name="Standard" style:list-style-name="L2">
      <style:text-properties fo:font-size="8pt" fo:font-style="italic" fo:font-weight="normal" officeooo:rsid="0002b276" officeooo:paragraph-rsid="00084722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 style:list-style-name="L2">
      <style:text-properties fo:font-size="8pt" fo:font-style="italic" fo:font-weight="normal" officeooo:rsid="0002b276" officeooo:paragraph-rsid="00084cda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 style:list-style-name="L3">
      <style:text-properties fo:font-size="8pt" fo:font-style="italic" fo:font-weight="normal" officeooo:rsid="00066ae0" officeooo:paragraph-rsid="00066ae0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>
      <style:text-properties fo:font-size="8pt" fo:font-style="italic" fo:font-weight="bold" officeooo:rsid="00063d7b" officeooo:paragraph-rsid="00063d7b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text-properties fo:font-size="8pt" fo:font-style="normal" fo:font-weight="normal" officeooo:rsid="00016e3b" officeooo:paragraph-rsid="00084722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text-properties fo:font-size="8pt" officeooo:paragraph-rsid="0005b7e8"/>
    </style:style>
    <style:style style:name="P31" style:family="paragraph" style:parent-style-name="Standard">
      <style:text-properties fo:font-size="12pt" fo:font-style="italic" fo:font-weight="bold" officeooo:rsid="00063d7b" officeooo:paragraph-rsid="00063d7b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color="#000000" style:font-name="Segoe UI"/>
    </style:style>
    <style:style style:name="T2" style:family="text">
      <style:text-properties fo:color="#000000" style:font-name="Segoe UI" fo:font-size="10pt" fo:font-style="normal" fo:font-weight="normal" style:font-size-asian="12pt" style:font-style-asian="normal" style:font-weight-asian="normal" style:font-style-complex="normal"/>
    </style:style>
    <style:style style:name="T3" style:family="text">
      <style:text-properties fo:color="#000000" style:font-name="Segoe UI" fo:font-size="10pt" fo:font-style="normal" fo:font-weight="normal" style:font-size-asian="12pt" style:font-style-asian="normal" style:font-weight-asian="normal" style:font-style-complex="normal" style:font-weight-complex="bold"/>
    </style:style>
    <style:style style:name="T4" style:family="text">
      <style:text-properties fo:color="#000000" style:font-name="Segoe UI" fo:font-size="10pt" fo:font-style="normal" fo:font-weight="normal" officeooo:rsid="000094fe" style:font-size-asian="12pt" style:font-style-asian="normal" style:font-weight-asian="normal" style:font-style-complex="normal" style:font-weight-complex="bold"/>
    </style:style>
    <style:style style:name="T5" style:family="text">
      <style:text-properties fo:color="#000000" style:font-name="Segoe UI" fo:font-size="10pt" fo:font-style="normal" fo:font-weight="normal" fo:background-color="#fff200" loext:char-shading-value="0" style:font-size-asian="12pt" style:font-style-asian="normal" style:font-weight-asian="normal" style:font-style-complex="normal" style:font-weight-complex="bold"/>
    </style:style>
    <style:style style:name="T6" style:family="text">
      <style:text-properties fo:color="#000000" style:font-name="Segoe UI" fo:font-size="10pt" fo:font-style="normal" fo:font-weight="normal" officeooo:rsid="000094fe" fo:background-color="#fff200" loext:char-shading-value="0" style:font-size-asian="12pt" style:font-style-asian="normal" style:font-weight-asian="normal" style:font-style-complex="normal" style:font-weight-complex="bold"/>
    </style:style>
    <style:style style:name="T7" style:family="text">
      <style:text-properties fo:color="#000000" style:font-name="Segoe UI" fo:font-style="normal" style:font-style-asian="normal" style:font-style-complex="normal"/>
    </style:style>
    <style:style style:name="T8" style:family="text">
      <style:text-properties fo:color="#000000" style:font-name="Segoe UI" fo:font-style="normal" officeooo:rsid="00084cda" style:font-style-asian="normal" style:font-style-complex="normal"/>
    </style:style>
    <style:style style:name="T9" style:family="text">
      <style:text-properties fo:color="#000000" style:font-name="Segoe UI" fo:font-style="normal" fo:background-color="#fff200" loext:char-shading-value="0" style:font-style-asian="normal" style:font-style-complex="normal"/>
    </style:style>
    <style:style style:name="T10" style:family="text">
      <style:text-properties fo:color="#000000" style:font-name="Segoe UI" fo:font-style="normal" fo:background-color="#fff200" loext:char-shading-value="0" style:font-style-asian="normal" style:font-style-complex="normal"/>
    </style:style>
    <style:style style:name="T11" style:family="text">
      <style:text-properties fo:color="#000000" style:font-name="Segoe UI" fo:font-style="normal" officeooo:rsid="00084cda" fo:background-color="#fff200" loext:char-shading-value="0" style:font-style-asian="normal" style:font-style-complex="normal"/>
    </style:style>
    <style:style style:name="T12" style:family="text">
      <style:text-properties fo:color="#000000" style:font-name="Segoe UI" fo:font-style="normal" officeooo:rsid="00084cda" fo:background-color="#fff200" loext:char-shading-value="0" style:font-style-asian="normal" style:font-style-complex="normal"/>
    </style:style>
    <style:style style:name="T13" style:family="text">
      <style:text-properties fo:color="#000000" style:font-name="Segoe UI" fo:font-style="normal" fo:font-weight="normal" style:font-size-asian="12pt" style:font-style-asian="normal" style:font-weight-asian="normal" style:font-style-complex="normal"/>
    </style:style>
    <style:style style:name="T14" style:family="text">
      <style:text-properties fo:color="#000000" style:font-name="Segoe UI" fo:font-style="normal" fo:font-weight="normal" style:font-size-asian="12pt" style:font-style-asian="normal" style:font-weight-asian="normal" style:font-style-complex="normal" style:font-weight-complex="bold"/>
    </style:style>
    <style:style style:name="T15" style:family="text">
      <style:text-properties fo:color="#000000" style:font-name="Segoe UI" fo:font-style="normal" fo:font-weight="normal" officeooo:rsid="000094fe" style:font-size-asian="12pt" style:font-style-asian="normal" style:font-weight-asian="normal" style:font-style-complex="normal" style:font-weight-complex="bold"/>
    </style:style>
    <style:style style:name="T16" style:family="text">
      <style:text-properties fo:color="#000000" style:font-name="Segoe UI" fo:font-style="normal" fo:font-weight="normal" fo:background-color="#fff200" loext:char-shading-value="0" style:font-size-asian="12pt" style:font-style-asian="normal" style:font-weight-asian="normal" style:font-style-complex="normal" style:font-weight-complex="bold"/>
    </style:style>
    <style:style style:name="T17" style:family="text">
      <style:text-properties fo:color="#000000" style:font-name="Segoe UI" fo:font-style="normal" fo:font-weight="normal" officeooo:rsid="000094fe" fo:background-color="#fff200" loext:char-shading-value="0" style:font-size-asian="12pt" style:font-style-asian="normal" style:font-weight-asian="normal" style:font-style-complex="normal" style:font-weight-complex="bold"/>
    </style:style>
    <style:style style:name="T18" style:family="text">
      <style:text-properties fo:color="#000000" style:font-name="Segoe UI" fo:font-style="normal" fo:font-weight="normal" officeooo:rsid="00084cda" fo:background-color="#fff200" loext:char-shading-value="0" style:font-size-asian="12pt" style:font-style-asian="normal" style:font-weight-asian="normal" style:font-style-complex="normal" style:font-weight-complex="bold"/>
    </style:style>
    <style:style style:name="T19" style:family="text">
      <style:text-properties style:font-name="Segoe UI" fo:font-size="10pt" fo:font-weight="normal" officeooo:rsid="000094fe" style:font-weight-asian="normal" style:font-weight-complex="normal"/>
    </style:style>
    <style:style style:name="T20" style:family="text">
      <style:text-properties style:font-name="Segoe UI" fo:font-weight="normal" officeooo:rsid="000094fe" style:font-weight-asian="normal" style:font-weight-complex="normal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0094fe" fo:background-color="#fff200" loext:char-shading-value="0"/>
    </style:style>
    <style:style style:name="T23" style:family="text">
      <style:text-properties officeooo:rsid="00084cda" fo:background-color="#fff200" loext:char-shading-value="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background-color="#fff200" loext:char-shading-value="0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o utente : Viola</text:p>
      <text:p text:style-name="P2"/>
      <text:list xml:id="list2137499110" text:style-name="L1">
        <text:list-item>
          <text:p text:style-name="P3"><text:span text:style-name="T19">Compila una scheda per un evento, annotando l</text:span><text:span text:style-name="T2">a durata e il numero di servizi richiesti, la data/e, il luogo, il numero previsto di partecipanti, i tipo di servizio </text:span><text:span text:style-name="T4">richiesto, e alcune note sulla tipologia (quanti giorni/servizi, elegante/informale, privato/aziendale)</text:span></text:p>
        </text:list-item>
        <text:list-item>
          <text:p text:style-name="P4"><text:span text:style-name="T6">O</text:span><text:span text:style-name="T5">pzionalmente</text:span><text:span text:style-name="T3"> modifica il numero di partecipanti</text:span></text:p>
        </text:list-item>
        <text:list-item>
          <text:p text:style-name="P5"><text:span text:style-name="T5">Opzionalmente</text:span><text:span text:style-name="T3"> fa pagare una penale al cliente.</text:span></text:p>
        </text:list-item>
        <text:list-item>
          <text:p text:style-name="P6">Decide quale chef si occuperà dell’evento.</text:p>
        </text:list-item>
        <text:list-item>
          <text:p text:style-name="P5"><text:span text:style-name="T3">Decide il personale per i vari servizi, </text:span><text:span text:style-name="T5">opzionalmente</text:span><text:span text:style-name="T3"> specificandone i ruoli.</text:span></text:p>
        </text:list-item>
        <text:list-item>
          <text:p text:style-name="P5"><text:span text:style-name="T5">Opzionalmente</text:span><text:span text:style-name="T3"> rimuove il personale in eccesso</text:span></text:p>
        </text:list-item>
        <text:list-item>
          <text:p text:style-name="P5"><text:span text:style-name="T5">Opzionalmente</text:span><text:span text:style-name="T3"> cancella un evento<text:line-break/></text:span><text:span text:style-name="T5">OPPURE</text:span><text:span text:style-name="T3"> modifica la data di un evento<text:line-break/></text:span><text:span text:style-name="T5">OPPURE</text:span><text:span text:style-name="T3"> modifica un servizio</text:span></text:p>
        </text:list-item>
        <text:list-item>
          <text:p text:style-name="P5"><text:span text:style-name="T5">Opzionalmente</text:span><text:span text:style-name="T3"> fa pagare una penale e o annulla un evento o annulla un servizio</text:span></text:p>
        </text:list-item>
        <text:list-item>
          <text:p text:style-name="P6">Segna delle note riguardanti l’evento, annotando menù, distribuzione del personale ed ulteriori informazioni</text:p>
        </text:list-item>
      </text:list>
      <text:p text:style-name="P7"/>
      <text:p text:style-name="P7"/>
      <text:p text:style-name="P11">Processo utente : Annapaola</text:p>
      <text:p text:style-name="P9"/>
      <text:list xml:id="list4015829039" text:style-name="L2">
        <text:list-item>
          <text:p text:style-name="P8">Verifica lo stato della cucina nei giorni precedenti all’evento</text:p>
        </text:list-item>
        <text:list-item>
          <text:p text:style-name="P17"><text:span text:style-name="T9">Opzionalmente</text:span><text:span text:style-name="T7"> accetta la richiesta per un evento</text:span></text:p>
          <text:p text:style-name="P10">Se ha almeno un evento a cui lavorare prosegue con questo, altrimenti termina</text:p>
        </text:list-item>
        <text:list-item>
          <text:p text:style-name="P8">Sceglie lo chef per l’evento</text:p>
        </text:list-item>
        <text:list-item>
          <text:p text:style-name="P18"><text:span text:style-name="T9">Opzionalmente</text:span><text:span text:style-name="T7"> annota “richieste particolari” riguardanti l’evento</text:span></text:p>
        </text:list-item>
        <text:list-item>
          <text:p text:style-name="P19"><text:span text:style-name="T9">Opzionalmente</text:span><text:span text:style-name="T7"> decide il personale, con rispettivi ruoli, per l’evento</text:span></text:p>
        </text:list-item>
        <text:list-item>
          <text:p text:style-name="P19"><text:span text:style-name="T9">Opzionalmente</text:span><text:span text:style-name="T7"> sceglie la location dell’evento</text:span></text:p>
        </text:list-item>
        <text:list-item>
          <text:p text:style-name="P19"><text:span text:style-name="T9">Opzionalmente</text:span><text:span text:style-name="T7"> segna che un evento è annullato<text:line-break/></text:span><text:span text:style-name="T9">OPPURE</text:span><text:span text:style-name="T7"> segna che un servizio è annullato</text:span></text:p>
          <text:list>
            <text:list-item>
              <text:p text:style-name="P19"><text:span text:style-name="T7">In entrambi i casi libera il personale assegnato a questi ed </text:span><text:span text:style-name="T9">opzionalmente</text:span><text:span text:style-name="T7"> fa pagare una penale al cliente</text:span></text:p>
            </text:list-item>
          </text:list>
        </text:list-item>
      </text:list>
      <text:p text:style-name="P20"><text:span text:style-name="T7"/></text:p>
      <text:p text:style-name="P20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31"><text:span text:style-name="T7"/></text:p>
      <text:p text:style-name="P28"><text:soft-page-break/><text:span text:style-name="T7">Passi addizionali (testo progetto)</text:span></text:p>
      <text:list xml:id="list2225822405" text:style-name="L3">
        <text:list-item>
          <text:p text:style-name="P27"><text:span text:style-name="T10">Opzionalmente</text:span><text:span text:style-name="T7"> propone modifiche ai menù</text:span></text:p>
        </text:list-item>
        <text:list-item>
          <text:p text:style-name="P27"><text:span text:style-name="T10">Opzionalmente</text:span><text:span text:style-name="T7"> approva i menù dello chef</text:span></text:p>
        </text:list-item>
      </text:list>
      <text:p text:style-name="P20"><text:span text:style-name="T7"/></text:p>
      <text:p text:style-name="P20"><text:span text:style-name="T7"/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30"><text:span text:style-name="T20">Compila una scheda per un evento, annotando l</text:span><text:span text:style-name="T13">a durata e il numero di servizi richiesti, la data/e, il luogo, il numero previsto di partecipanti, i tipo di servizio </text:span><text:span text:style-name="T15">richiesto, e alcune note sulla tipologia (quanti giorni/servizi, elegante/informale, privato/aziendale)</text:span></text:p>
          </table:table-cell>
          <table:table-cell table:style-name="Tabella1.B1" office:value-type="string">
            <text:p text:style-name="P24"><text:span text:style-name="T12">Opzionalmente</text:span><text:span text:style-name="T8"> consulta il tabellone dei turni per v</text:span><text:span text:style-name="T7">erifica</text:span><text:span text:style-name="T8">re </text:span><text:span text:style-name="T7">lo stato della cucina nei giorni precedenti all’evento</text:span></text:p>
            <text:p text:style-name="P24"><text:span text:style-name="T9"/></text:p>
            <text:p text:style-name="P24"><text:span text:style-name="T9">Opzionalmente</text:span><text:span text:style-name="T7"> accetta la richiesta per un evento</text:span></text:p>
            <text:p text:style-name="P24"><text:span text:style-name="T9"/></text:p>
            <text:p text:style-name="P24"><text:span text:style-name="T9">Opzionalmente</text:span><text:span text:style-name="T7"> annota “richieste particolari” riguardanti l’evento</text:span></text:p>
          </table:table-cell>
        </table:table-row>
        <table:table-row>
          <table:table-cell table:style-name="Tabella1.A2" office:value-type="string">
            <text:p text:style-name="P23"><text:span text:style-name="T14">Decide quale chef si occuperà dell’evento.</text:span></text:p>
            <text:p text:style-name="P14"/>
          </table:table-cell>
          <table:table-cell table:style-name="Tabella1.B2" office:value-type="string">
            <text:p text:style-name="P29"><text:span text:style-name="T1">Sceglie lo chef per l’evento</text:span></text:p>
          </table:table-cell>
        </table:table-row>
        <table:table-row>
          <table:table-cell table:style-name="Tabella1.A2" office:value-type="string">
            <text:list xml:id="list162537850880508" text:continue-list="list4015829039" text:style-name="L2">
              <text:list-item>
                <text:p text:style-name="P12"><text:span text:style-name="T22">O</text:span><text:span text:style-name="T21">pzionalmente</text:span> modifica il numero di partecipanti</text:p>
              </text:list-item>
              <text:list-item>
                <text:p text:style-name="P22"><text:span text:style-name="T14">Decide il personale per i vari servizi, </text:span><text:span text:style-name="T16">opzionalmente</text:span><text:span text:style-name="T14"> specificandone i ruoli.</text:span></text:p>
              </text:list-item>
              <text:list-item>
                <text:p text:style-name="P22"><text:span text:style-name="T16">Opzionalmente</text:span><text:span text:style-name="T14"> rimuove il personale in eccesso</text:span></text:p>
              </text:list-item>
              <text:list-item>
                <text:p text:style-name="P22"><text:span text:style-name="T16">Opzionalmente</text:span><text:span text:style-name="T14"> cancella un evento<text:line-break/></text:span><text:span text:style-name="T16">OPPURE</text:span><text:span text:style-name="T14"> modifica la data di un evento<text:line-break/></text:span><text:span text:style-name="T16">OPPURE</text:span><text:span text:style-name="T14"> modifica un servizio</text:span></text:p>
                <text:p text:style-name="P22"><text:span text:style-name="T18">OPPURE</text:span><text:span text:style-name="T14"> annulla un evento</text:span></text:p>
                <text:p text:style-name="P13"><text:span text:style-name="T23">OPPURE</text:span> annulla un servizio</text:p>
              </text:list-item>
            </text:list>
          </table:table-cell>
          <table:table-cell table:style-name="Tabella1.B2" office:value-type="string">
            <text:list xml:id="list162537686515440" text:continue-numbering="true" text:style-name="L2">
              <text:list-item>
                <text:p text:style-name="P26"><text:span text:style-name="T9">Opzionalmente</text:span><text:span text:style-name="T7"> decide il personale, con rispettivi ruoli, per l’evento</text:span></text:p>
              </text:list-item>
              <text:list-item>
                <text:p text:style-name="P26"><text:span text:style-name="T9">Opzionalmente</text:span><text:span text:style-name="T7"> sceglie la location dell’evento</text:span></text:p>
              </text:list-item>
            </text:list>
          </table:table-cell>
        </table:table-row>
        <table:table-row>
          <table:table-cell table:style-name="Tabella1.A2" office:value-type="string">
            <text:list xml:id="list162537901175814" text:continue-numbering="true" text:style-name="L2">
              <text:list-item>
                <text:p text:style-name="P13">Segna delle note riguardanti l’evento, annotando menù, distribuzione del personale ed ulteriori informazioni</text:p>
              </text:list-item>
            </text:list>
          </table:table-cell>
          <table:table-cell table:style-name="Tabella1.B2" office:value-type="string">
            <text:list xml:id="list162537096978728" text:continue-numbering="true" text:style-name="L2">
              <text:list-item>
                <text:p text:style-name="P25"><text:span text:style-name="T9">Opzionalmente</text:span><text:span text:style-name="T7"> segna che un evento è annullato<text:line-break/></text:span><text:span text:style-name="T9">OPPURE</text:span><text:span text:style-name="T7"> segna che un servizio è annullato</text:span></text:p>
                <text:list>
                  <text:list-item>
                    <text:p text:style-name="P16"><text:span text:style-name="T24">In entrambi i casi libera il personale assegnato a questi</text:span></text:p>
                  </text:list-item>
                </text:list>
              </text:list-item>
            </text:list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B2" office:value-type="string">
            <text:p text:style-name="P15"/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B2" office:value-type="string">
            <text:p text:style-name="P15"/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B2" office:value-type="string">
            <text:p text:style-name="P15"/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B2" office:value-type="string">
            <text:p text:style-name="P15"/>
          </table:table-cell>
        </table:table-row>
        <table:table-row>
          <table:table-cell table:style-name="Tabella1.A9" office:value-type="string">
            <text:p text:style-name="P30"/>
          </table:table-cell>
          <table:table-cell table:style-name="Tabella1.B9" office:value-type="string">
            <text:p text:style-name="P15"/>
          </table:table-cell>
        </table:table-row>
      </table:table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5-05T16:24:58.166000000</dc:date>
    <meta:editing-duration>PT58M41S</meta:editing-duration>
    <meta:editing-cycles>5</meta:editing-cycles>
    <meta:document-statistic meta:table-count="1" meta:image-count="0" meta:object-count="0" meta:page-count="2" meta:paragraph-count="40" meta:word-count="431" meta:character-count="2835" meta:non-whitespace-character-count="2475"/>
  </office:meta>
</office:document-meta>
</file>